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Heading_20_1" style:list-style-name="WWNum1"/>
    <style:style style:name="P27" style:family="paragraph" style:parent-style-name="Heading_20_1" style:list-style-name="WWNum1">
      <style:paragraph-properties fo:break-before="auto" fo:break-after="auto"/>
    </style:style>
    <style:style style:name="P2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fo:font-size="10pt" fo:font-weight="bold" style:font-size-asian="10pt" style:font-weight-asian="bold"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span text:style-name="T1">Aplicaciones Ofimáticas (Office Applications)</text:span><text:span text:style-name="T2"><text:line-break/></text:span><text:span text:style-name="T3">Unit 07. Assessable activities 03</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Updated January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text:span></text:p>
      <text:p text:style-name="P10"/>
      <text:p text:style-name="P9"><text:span text:style-name="T12"><text:s/>❕</text:span><text:span text:style-name="T13"> </text:span><text:span text:style-name="T11">Attention</text:span></text:p>
      <text:p text:style-name="P10"/>
      <text:p text:style-name="P9"><text:span text:style-name="T10"><text:s/>💬</text:span> <text:span text:style-name="T11">Interesting</text:span></text:p>
      <text:p text:style-name="Standard"><text:s/></text:p>
      <text:p text:style-name="P11"><text:soft-page-break/><text:span text:style-name="T10"><text:s/>📕 </text:span><text:span text:style-name="T11">To submit</text:span></text:p>
      <text:p text:style-name="P12"><text:span text:style-name="T15">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9">1. Fecha de entrega</text:span></text:a><text:span text:style-name="T19"><text:tab/>2</text:span></text:p>
          <text:p text:style-name="P14"><text:a xlink:type="simple" xlink:href="#_9maybllx2a09" text:style-name="Index_20_Link" text:visited-style-name="Index_20_Link"><text:span text:style-name="T19">2. Observaciones previas a la realización de tareas evaluables</text:span></text:a><text:span text:style-name="T19"><text:tab/>3</text:span></text:p>
          <text:p text:style-name="P14"><text:a xlink:type="simple" xlink:href="#_spn2v4iuia7a" text:style-name="Index_20_Link" text:visited-style-name="Index_20_Link"><text:span text:style-name="T19">3. Actividad 01</text:span></text:a><text:span text:style-name="T19"><text:tab/>3</text:span></text:p>
          <text:p text:style-name="P14"><text:a xlink:type="simple" xlink:href="#_8phph04b0fod" text:style-name="Index_20_Link" text:visited-style-name="Index_20_Link"><text:span text:style-name="T19">4. Actividad 02</text:span></text:a><text:span text:style-name="T19"><text:tab/>3</text:span></text:p>
          <text:p text:style-name="P15"><text:a xlink:type="simple" xlink:href="#_f3pwhumodz70" text:style-name="Index_20_Link" text:visited-style-name="Index_20_Link"><text:span text:style-name="T9">5. Actividad 03</text:span></text:a><text:span text:style-name="T9"><text:tab/>3</text:span></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19"/>
      <text:p text:style-name="P19"/>
      <text:p text:style-name="P20"/>
      <text:p text:style-name="P20"/>
      <text:p text:style-name="P21"><text:soft-page-break/><text:span text:style-name="T16">Unit 07. Actividades evaluables 03</text:span></text:p>
      <text:list xml:id="list4172522149" text:style-name="WWNum1">
        <text:list-item>
          <text:p text:style-name="P27"><text:bookmark text:name="_dbh0n1vac4c8"/>Deadline</text:p>
        </text:list-item>
      </text:list>
      <text:p text:style-name="Standard"><text:span text:style-name="T11">Submission deadline: Friday, February 10 at 11:55 p.m.</text:span></text:p>
      <text:p text:style-name="Standard">The activity will be evaluated when the delivery deadline has passed.</text:p>
      <text:p text:style-name="P11"><text:span text:style-name="T12"><text:s/>❕</text:span><text:span text:style-name="T13"> </text:span><text:span text:style-name="T11">Attention: </text:span>the delivery date is not extendable. If you do not deliver it in time and form, the qualification of the activity will be 0.</text:p>
      <text:list xml:id="list45403701740482" text:continue-numbering="true" text:style-name="WWNum1">
        <text:list-item>
          <text:p text:style-name="P27"><text:bookmark text:name="_9maybllx2a09"/>Observations prior to carrying out evaluable tasks</text:p>
        </text:list-item>
      </text:list>
      <text:p text:style-name="P16">For the delivery it is required to deliver several files, deliver them compressed in a single file with a “.zip” extension.</text:p>
      <text:p text:style-name="P11"><text:span text:style-name="T12"><text:s/>❕</text:span><text:span text:style-name="T13"> </text:span><text:span text:style-name="T11">Attention: </text:span>Failure to comply with these considerations can reduce the grade up to 3 points.</text:p>
      <text:list xml:id="list45403328572990" text:continue-numbering="true" text:style-name="WWNum1">
        <text:list-item>
          <text:p text:style-name="P26"><text:bookmark text:name="_spn2v4iuia7a"/>Activity 01</text:p>
        </text:list-item>
      </text:list>
      <text:p text:style-name="Standard">Generate an audio file, where you say your name greeting the class. Background noise must be removed from this file and the volume must be modified. You can modify the audio using the tools <text:a xlink:type="simple" xlink:href="https://audiotoolset.com/" text:style-name="ListLabel_20_1" text:visited-style-name="ListLabel_20_1"><text:span text:style-name="T21">https://audiotoolset.com/</text:span></text:a> or <text:a xlink:type="simple" xlink:href="https://www.adobe.com/es/products/audition.html" text:style-name="ListLabel_20_1" text:visited-style-name="ListLabel_20_1"><text:span text:style-name="T21">https://www.adobe.com/es/products/audition.html</text:span></text:a> in the cloud or Audacity <text:a xlink:type="simple" xlink:href="https://audacity.es/" text:style-name="ListLabel_20_1" text:visited-style-name="ListLabel_20_1"><text:span text:style-name="T21">https://audacity.es/</text:span></text:a> in local.</text:p>
      <text:p text:style-name="P11"><text:span text:style-name="T10"><text:s/>📕 </text:span><text:span text:style-name="T11">To submit: </text:span>delivery of the original audio, as well as the improved audio using the proposed tools.</text:p>
      <text:list xml:id="list45404564659076" text:continue-numbering="true" text:style-name="WWNum1">
        <text:list-item>
          <text:p text:style-name="P26"><text:bookmark text:name="_8phph04b0fod"/>Activity 02</text:p>
        </text:list-item>
      </text:list>
      <text:p text:style-name="Standard">Make a narration (video + audio) of some of the individual presentations made in the previous unit. You can narrate from <text:a xlink:type="simple" xlink:href="https://canva.com" text:style-name="ListLabel_20_1" text:visited-style-name="ListLabel_20_1"><text:span text:style-name="T21">https://canva.com</text:span></text:a> itself or from Shotcut. Use the tools <text:a xlink:type="simple" xlink:href="https://audiotoolset.com/" text:style-name="ListLabel_20_1" text:visited-style-name="ListLabel_20_1"><text:span text:style-name="T21">https://audiotoolset.com/</text:span></text:a> or <text:a xlink:type="simple" xlink:href="https://www.adobe.com/es/products/audition.html" text:style-name="ListLabel_20_1" text:visited-style-name="ListLabel_20_1"><text:span text:style-name="T21">https://www.adobe.com/es/products/audition.html</text:span></text:a> or Audacity <text:a xlink:type="simple" xlink:href="https://audacity.es/" text:style-name="ListLabel_20_1" text:visited-style-name="ListLabel_20_1"><text:span text:style-name="T21">https://audacity.es/</text:span></text:a> to remove noise and adjust the volume as needed. If you don't want to narrate, you can generate audio with tools like <text:a xlink:type="simple" xlink:href="https://fakeyou.com/" text:style-name="ListLabel_20_1" text:visited-style-name="ListLabel_20_1"><text:span text:style-name="T21">https://fakeyou.com/</text:span></text:a> or <text:a xlink:type="simple" xlink:href="https://www.text2speech.org/" text:style-name="ListLabel_20_1" text:visited-style-name="ListLabel_20_1"><text:span text:style-name="T21">https://www.text2speech.org/</text:span></text:a> or <text:a xlink:type="simple" xlink:href="https://voicemaker.in/" text:style-name="ListLabel_20_1" text:visited-style-name="ListLabel_20_1"><text:span text:style-name="T21">https://voicemaker.in/</text:span></text:a>.</text:p>
      <text:p text:style-name="P11"><text:span text:style-name="T10"><text:s/>📕 </text:span><text:span text:style-name="T11">To submit: </text:span>delivery of the narrated videos generated, after showing the teachers so that they can approve the delivery.</text:p>
      <text:list xml:id="list45403470892627" text:continue-numbering="true" text:style-name="WWNum1">
        <text:list-item>
          <text:p text:style-name="P26"><text:bookmark text:name="_f3pwhumodz70"/>Activity 03</text:p>
        </text:list-item>
      </text:list>
      <text:p text:style-name="Standard">Make a 3-minute AI generated video using <text:a xlink:type="simple" xlink:href="https://fliki.ai/" text:style-name="ListLabel_20_1" text:visited-style-name="ListLabel_20_1"><text:span text:style-name="T21">https://fliki.ai/</text:span></text:a> <text:s/></text:p>
      <text:p text:style-name="Standard">Be careful doing test carefully, because the free version only lets you generate 10 minutes of video.</text:p>
      <text:p text:style-name="P11"><text:span text:style-name="T10"><text:s/>📕 </text:span><text:span text:style-name="T11">To submit: </text:span>delivery of the video generated with Fliki.a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7. Assessable activities 03</text:span></text:p>
      </style:header>
      <style:footer>
        <text:p text:style-name="MP4"><text:span text:style-name="MT1">Aplicaciones Ofimáticas (Office Applications)<text:tab/><text:tab/>UD07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39" meta:word-count="424" meta:character-count="2749" meta:non-whitespace-character-count="2353"/>
    <meta:generator>LibreOfficeDev/6.0.5.2$Linux_X86_64 LibreOffice_project/</meta:generator>
  </office:meta>
</office:document-meta>
</file>